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60000012F303A2FD6.png" manifest:media-type="image/png"/>
  <manifest:file-entry manifest:full-path="Pictures/100000000000025B0000031DC5A8063A.png" manifest:media-type="image/png"/>
  <manifest:file-entry manifest:full-path="Pictures/10000000000002530000008C3B5AC458.png" manifest:media-type="image/png"/>
  <manifest:file-entry manifest:full-path="Pictures/10000000000000DB00000081CF4A180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文泉驛等寬正�" svg:font-family="文泉驛等寬正�" style:font-family-generic="system" style:font-pitch="variable"/>
  </office:font-face-decls>
  <office:automatic-styles>
    <style:style style:name="P1"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文泉驛等寬正�"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 style:family="paragraph">
      <style:paragraph-properties fo:margin-left="0cm" fo:margin-right="0cm" fo:margin-top="0cm" fo:margin-bottom="0cm" fo:line-height="100%" fo:text-indent="0cm"/>
    </style:style>
    <style:style style:name="P3" style:family="paragraph">
      <style:paragraph-properties fo:margin-left="0cm" fo:margin-right="0cm" fo:margin-top="0cm" fo:margin-bottom="0cm" fo:line-height="100%" fo:text-indent="0cm"/>
      <style:text-properties style:use-window-font-color="true" style:text-outline="false" style:text-line-through-style="none" style:font-name="Liberation Sans" fo:font-size="13pt" fo:font-style="normal" fo:text-shadow="none" style:text-underline-style="none" fo:font-weight="normal" style:letter-kerning="true" style:font-name-asian="文泉驛等寬正�"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cm" fo:line-height="100%" fo:text-indent="0cm"/>
      <style:text-properties style:use-window-font-color="true" style:text-outline="false" style:text-line-through-style="none" style:font-name="Liberation Sans" fo:font-size="10pt" fo:font-style="normal" fo:text-shadow="none" style:text-underline-style="none" fo:font-weight="normal" style:letter-kerning="true" style:font-name-asian="文泉驛等寬正�"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font-name="Liberation Sans" fo:font-size="13pt" fo:font-style="normal" fo:text-shadow="none" style:text-underline-style="none" fo:font-weight="normal" style:letter-kerning="true" style:font-name-asian="文泉驛等寬正�"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font-name="Liberation Sans" fo:font-size="10pt" fo:font-style="normal" fo:text-shadow="none" style:text-underline-style="none" fo:font-weight="normal" style:letter-kerning="true" style:font-name-asian="文泉驛等寬正�"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dash" draw:stroke-dash="Ultrafine_20_Dashed" svg:stroke-width="0cm" svg:stroke-color="#ff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dash" draw:stroke-dash="Ultrafine_20_Dashed" svg:stroke-width="0cm" svg:stroke-color="#ff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dash" draw:stroke-dash="Ultrafine_20_Dashed" svg:stroke-width="0cm" svg:stroke-color="#ff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dash" draw:stroke-dash="Ultrafine_20_Dashed" svg:stroke-width="0cm" svg:stroke-color="#ff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dash" draw:stroke-dash="Ultrafine_20_Dashed" svg:stroke-width="0cm" svg:stroke-color="#ff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2" draw:name="graphics3" text:anchor-type="paragraph" svg:x="12.735cm" svg:y="21.458cm" svg:width="5.794cm" svg:height="3.413cm" draw:z-index="2"><draw:image xlink:href="Pictures/10000000000000DB00000081CF4A1802.png" xlink:type="simple" xlink:show="embed" xlink:actuate="onLoad"/></draw:frame><draw:frame draw:style-name="fr2" draw:name="graphics2" text:anchor-type="paragraph" svg:x="0.513cm" svg:y="17.424cm" svg:width="8.057cm" svg:height="4.314cm" draw:z-index="1"><draw:image xlink:href="Pictures/10000000000002160000012F303A2FD6.png" xlink:type="simple" xlink:show="embed" xlink:actuate="onLoad"/></draw:frame><draw:frame draw:style-name="fr1" draw:name="graphics1" text:anchor-type="paragraph" svg:width="15.954cm" svg:height="21.087cm" draw:z-index="0"><draw:image xlink:href="Pictures/100000000000025B0000031DC5A8063A.png" xlink:type="simple" xlink:show="embed" xlink:actuate="onLoad"/></draw:frame></text:p>
      <text:p text:style-name="Standard"/>
      <text:p text:style-name="Standard"/>
      <text:p text:style-name="Standard"/>
      <text:p text:style-name="Standard"/>
      <text:p text:style-name="Standard"><draw:g text:anchor-type="paragraph" draw:z-index="3" draw:style-name="gr1"><draw:custom-shape draw:style-name="gr2" draw:text-style-name="P1" svg:width="17.897cm" svg:height="4.121cm" svg:x="0cm" svg:y="8.424cm"><text:p/><draw:enhanced-geometry svg:viewBox="0 0 21600 21600" draw:type="rectangle" draw:enhanced-path="M 0 0 L 21600 0 21600 21600 0 21600 0 0 Z N"/></draw:custom-shape><draw:frame draw:style-name="gr3" draw:text-style-name="P1" svg:width="15.743cm" svg:height="3.703cm" svg:x="0.418cm" svg:y="8.846cm"><draw:image xlink:href="Pictures/10000000000002530000008C3B5AC458.png" xlink:type="simple" xlink:show="embed" xlink:actuate="onLoad"><text:p/></draw:image></draw:frame><draw:line draw:style-name="gr4" draw:text-style-name="P1" svg:x1="0.974cm" svg:y1="3.909cm" svg:x2="1.898cm" svg:y2="9.25cm"><text:p/></draw:line><draw:line draw:style-name="gr5" draw:text-style-name="P1" svg:x1="3.37cm" svg:y1="4.033cm" svg:x2="1.998cm" svg:y2="9.25cm"><text:p/></draw:line><draw:line draw:style-name="gr6" draw:text-style-name="P1" svg:x1="5.567cm" svg:y1="4.009cm" svg:x2="2.123cm" svg:y2="9.275cm"><text:p/></draw:line><draw:line draw:style-name="gr7" draw:text-style-name="P1" svg:x1="14.727cm" svg:y1="3.858cm" svg:x2="2.372cm" svg:y2="9.274cm"><text:p/></draw:line><draw:line draw:style-name="gr8" draw:text-style-name="P1" svg:x1="0.75cm" svg:y1="3.534cm" svg:x2="0.75cm" svg:y2="0.014cm"><text:p/></draw:line><draw:line draw:style-name="gr9" draw:text-style-name="P1" svg:x1="0.775cm" svg:y1="3.459cm" svg:x2="17.498cm" svg:y2="3.459cm"><text:p/></draw:line><draw:path draw:style-name="gr10" draw:text-style-name="P1" svg:width="9.332cm" svg:height="12.713cm" draw:transform="rotate (0.983842099349203) translate (0.849039766162412cm 3.23231535819766cm)" svg:viewBox="0 0 9333 12714" svg:d="m0 1c322-10 641 34 962 140 540 177-55 495 179 810 182 246 461 357 685 533 234 185 124 490 283 742 231 366 710-248 671 333-18 260-119 651 235 803 299 129 634 371 670 693 34 308 32 590 221 783 213 216 700 172 789 465 96 315 161 591 449 720 274 122 485 373 768 478 343 127 397 502 331 859-59 326 35 670 179 990 123 272 256 524 380 797 132 287 339 534 525 789 165 225 551 305 603 589 94 524 421 170 531 576 84 309-139 610 263 844 255 148 582 295 609 645l-7 124"><text:p/></draw:path><draw:frame draw:style-name="gr11" draw:text-style-name="P3" svg:width="7.617cm" svg:height="0.78cm" svg:x="0.624cm" svg:y="3.434cm"><draw:text-box><text:p text:style-name="P2"><text:span text:style-name="T1">0 1 2 … 23 0 1 2 …23 0 1 …..........</text:span></text:p></draw:text-box></draw:frame><draw:line draw:style-name="gr12" draw:text-style-name="P1" svg:x1="2.871cm" svg:y1="2.011cm" svg:x2="2.871cm" svg:y2="3.409cm"><text:p/></draw:line><draw:line draw:style-name="gr13" draw:text-style-name="P1" svg:x1="5.17cm" svg:y1="2.01cm" svg:x2="5.17cm" svg:y2="3.408cm"><text:p/></draw:line><draw:line draw:style-name="gr14" draw:text-style-name="P1" svg:x1="7.369cm" svg:y1="2.009cm" svg:x2="7.369cm" svg:y2="3.407cm"><text:p/></draw:line><draw:frame draw:style-name="gr15" draw:text-style-name="P4" svg:width="1.271cm" svg:height="0.659cm" svg:x="1.099cm" svg:y="1.563cm"><draw:text-box><text:p text:style-name="P2"><text:span text:style-name="T2">day1</text:span></text:p></draw:text-box></draw:frame><draw:frame draw:style-name="gr16" draw:text-style-name="P4" svg:width="1.271cm" svg:height="0.659cm" svg:x="3.221cm" svg:y="1.587cm"><draw:text-box><text:p text:style-name="P2"><text:span text:style-name="T2">day2</text:span></text:p></draw:text-box></draw:frame><draw:frame draw:style-name="gr17" draw:text-style-name="P4" svg:width="1.271cm" svg:height="0.659cm" svg:x="5.666cm" svg:y="1.464cm"><draw:text-box><text:p text:style-name="P2"><text:span text:style-name="T2">day3</text:span></text:p></draw:text-box></draw:frame><draw:line draw:style-name="gr18" draw:text-style-name="P1" svg:x1="16.529cm" svg:y1="2.107cm" svg:x2="16.529cm" svg:y2="3.505cm"><text:p/></draw:line><draw:line draw:style-name="gr19" draw:text-style-name="P1" svg:x1="14.657cm" svg:y1="2.108cm" svg:x2="14.657cm" svg:y2="3.506cm"><text:p/></draw:line><draw:frame draw:style-name="gr20" draw:text-style-name="P4" svg:width="1.271cm" svg:height="0.659cm" svg:x="15.127cm" svg:y="1.79cm"><draw:text-box><text:p text:style-name="P2"><text:span text:style-name="T2">dayn</text:span></text:p></draw:text-box></draw:frame><draw:frame draw:style-name="gr21" draw:text-style-name="P3" svg:width="2.876cm" svg:height="0.78cm" svg:x="14.404cm" svg:y="3.335cm"><draw:text-box><text:p text:style-name="P2"><text:span text:style-name="T1">0 1 2 … 23 </text:span></text:p></draw:text-box></draw:frame><draw:line draw:style-name="gr22" draw:text-style-name="P1" svg:x1="3.594cm" svg:y1="16.813cm" svg:x2="12.231cm" svg:y2="16.813cm"><text:p/></draw:line><draw:line draw:style-name="gr23" draw:text-style-name="P1" svg:x1="3.644cm" svg:y1="16.788cm" svg:x2="3.644cm" svg:y2="13.268cm"><text:p/></draw:line><draw:path draw:style-name="gr24" draw:text-style-name="P1" svg:width="6.209cm" svg:height="2.046cm" draw:transform="rotate (0.418006355852642) translate (3.57790893903557cm 15.7896552869493cm)" svg:viewBox="0 0 6210 2047" svg:d="m0 409c348 53 640-179 973-223 339-44 665-223 1009-179 283 35 571 6 851 50 359 55 302 515 515 747 216 235 238 608 484 817 208 177 509 159 761 255 290 110 635 160 927 2l269 10 239 78 182 81"><text:p/></draw:path><draw:frame draw:style-name="gr25" draw:text-style-name="P3" svg:width="6.95cm" svg:height="0.78cm" svg:x="3.796cm" svg:y="16.939cm"><draw:text-box><text:p text:style-name="P2"><text:span text:style-name="T1">0 <text:s text:c="3"/>1 <text:s text:c="3"/>2 <text:s text:c="3"/>… <text:s text:c="23"/>23 </text:span></text:p></draw:text-box></draw:frame><draw:custom-shape draw:style-name="gr26" draw:text-style-name="P1" svg:width="1.474cm" svg:height="0.874cm" svg:x="7.214cm" svg:y="12.64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文泉驛等寬正�" svg:font-family="文泉驛等寬正�" style:font-family-generic="system"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iliu </meta:initial-creator>
    <meta:creation-date>2014-06-25T12:07:41</meta:creation-date>
    <dc:date>2014-06-25T12:50:06</dc:date>
    <dc:creator>xiliu </dc:creator>
    <meta:editing-duration>PT37M3S</meta:editing-duration>
    <meta:editing-cycles>2</meta:editing-cycles>
    <meta:generator>LibreOffice/3.5$Linux_X86_64 LibreOffice_project/350m1$Build-2</meta:generator>
    <meta:document-statistic meta:table-count="0" meta:image-count="3" meta:object-count="0" meta:page-count="2" meta:paragraph-count="0" meta:word-count="0" meta:character-count="0" meta:non-whitespace-character-count="0"/>
  </office:meta>
</office:document-meta>
</file>